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228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orta 1</text:p>
          </table:table-cell>
          <table:table-cell office:value-type="string">
            <text:p>Porta 2</text:p>
          </table:table-cell>
          <table:table-cell office:value-type="string">
            <text:p>Porta 3</text:p>
          </table:table-cell>
          <table:table-cell/>
          <table:table-cell office:value-type="string">
            <text:p>porte totali</text:p>
          </table:table-cell>
        </table:table-row>
        <table:table-row table:style-name="ro1">
          <table:table-cell/>
          <table:table-cell office:value-type="string">
            <text:p>ack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/>
          <table:table-cell table:formula="oooc:=[.C9]+[.D9]+[.E9]" office:value-type="float" office:value="1800">
            <text:p>1800</text:p>
          </table:table-cell>
        </table:table-row>
        <table:table-row table:style-name="ro1">
          <table:table-cell/>
          <table:table-cell office:value-type="string">
            <text:p>nack</text:p>
          </table:table-cell>
          <table:table-cell table:number-columns-repeated="3" office:value-type="float" office:value="1000">
            <text:p>1000</text:p>
          </table:table-cell>
          <table:table-cell/>
          <table:table-cell table:formula="oooc:=[.C10]+[.D10]+[.E10]" office:value-type="float" office:value="3000">
            <text:p>3000</text:p>
          </table:table-cell>
        </table:table-row>
        <table:table-row table:style-name="ro1">
          <table:table-cell/>
          <table:table-cell office:value-type="string">
            <text:p>inviati</text:p>
          </table:table-cell>
          <table:table-cell table:formula="oooc:=[.C9]+[.C10]" office:value-type="float" office:value="1500">
            <text:p>1500</text:p>
          </table:table-cell>
          <table:table-cell table:formula="oooc:=[.D9]+[.D10]" office:value-type="float" office:value="1300">
            <text:p>1300</text:p>
          </table:table-cell>
          <table:table-cell table:formula="oooc:=[.E9]+[.E10]" office:value-type="float" office:value="2000">
            <text:p>2000</text:p>
          </table:table-cell>
          <table:table-cell/>
          <table:table-cell table:formula="oooc:=[.G9]+[.G10]" office:value-type="float" office:value="4800">
            <text:p>48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rapporto ack nack</text:p>
          </table:table-cell>
          <table:table-cell table:formula="oooc:=[.C9]/[.C10]" office:value-type="float" office:value="0.5">
            <text:p>0.5</text:p>
          </table:table-cell>
          <table:table-cell table:formula="oooc:=[.D9]/[.D10]" office:value-type="float" office:value="0.3">
            <text:p>0.3</text:p>
          </table:table-cell>
          <table:table-cell table:formula="oooc:=[.E9]/[.E10]" office:value-type="float" office:value="1">
            <text:p>1</text:p>
          </table:table-cell>
          <table:table-cell/>
          <table:table-cell table:formula="oooc:=[.G9]/[.G10]" office:value-type="float" office:value="0.6">
            <text:p>0.6</text:p>
          </table:table-cell>
        </table:table-row>
        <table:table-row table:style-name="ro1">
          <table:table-cell/>
          <table:table-cell office:value-type="string">
            <text:p>percentuale sui pacchetti totali</text:p>
          </table:table-cell>
          <table:table-cell table:formula="oooc:=([.C11]/[.$G$11])*100" office:value-type="float" office:value="31.25">
            <text:p>31.25</text:p>
          </table:table-cell>
          <table:table-cell table:formula="oooc:=([.D11]/[.$G$11])*100" office:value-type="float" office:value="27.0833333333333">
            <text:p>27.08</text:p>
          </table:table-cell>
          <table:table-cell table:formula="oooc:=([.E11]/[.$G$11])*100" office:value-type="float" office:value="41.6666666666667">
            <text:p>41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14]*[.C13]" office:value-type="float" office:value="15.625">
            <text:p>15.63</text:p>
          </table:table-cell>
          <table:table-cell table:formula="oooc:=[.D14]*[.D13]" office:value-type="float" office:value="8.125">
            <text:p>8.13</text:p>
          </table:table-cell>
          <table:table-cell table:formula="oooc:=[.E14]*[.E13]" office:value-type="float" office:value="41.6666666666667">
            <text:p>41.67</text:p>
          </table:table-cell>
          <table:table-cell table:formula="oooc:=[.C15]+[.D15]+[.E15]" office:value-type="float" office:value="65.4166666666667">
            <text:p>65.42</text:p>
          </table:table-cell>
          <table:table-cell/>
        </table:table-row>
        <table:table-row table:style-name="ro1">
          <table:table-cell table:number-columns-repeated="2"/>
          <table:table-cell table:formula="oooc:=(100*[.C15])/[.$F$15]" office:value-type="float" office:value="23.8853503184713">
            <text:p>23.89</text:p>
          </table:table-cell>
          <table:table-cell table:formula="oooc:=(100*[.D15])/[.$F$15]" office:value-type="float" office:value="12.4203821656051">
            <text:p>12.42</text:p>
          </table:table-cell>
          <table:table-cell table:formula="oooc:=(100*[.E15])/[.$F$15]" office:value-type="float" office:value="63.6942675159236">
            <text:p>63.69</text:p>
          </table:table-cell>
          <table:table-cell table:formula="oooc:=[.C16]+[.D16]+[.E16]" office:value-type="float" office:value="100">
            <text:p>1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0">10/30/2008</text:date>, <text:time>17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7$Build-9272</meta:generator>
    <meta:creation-date>2008-10-13T12:50:13</meta:creation-date>
    <dc:date>2008-10-30T17:16:48</dc:date>
    <meta:editing-cycles>2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